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5.95cm" fo:min-width="5.7cm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0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6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4.9cm"/>
    </style:style>
    <style:style style:name="gr9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4.8cm"/>
    </style:style>
    <style:style style:name="gr10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4.7cm"/>
    </style:style>
    <style:style style:name="gr11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4.6cm"/>
    </style:style>
    <style:style style:name="gr12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4.5cm"/>
    </style:style>
    <style:style style:name="gr13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4.4cm"/>
    </style:style>
    <style:style style:name="gr14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4.3cm"/>
    </style:style>
    <style:style style:name="gr15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4.2cm"/>
    </style:style>
    <style:style style:name="gr16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4.1cm"/>
    </style:style>
    <style:style style:name="gr17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4cm"/>
    </style:style>
    <style:style style:name="gr18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3.9cm"/>
    </style:style>
    <style:style style:name="gr19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3.8cm"/>
    </style:style>
    <style:style style:name="gr20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3.7cm"/>
    </style:style>
    <style:style style:name="gr21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3.6cm"/>
    </style:style>
    <style:style style:name="gr22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3.5cm"/>
    </style:style>
    <style:style style:name="gr23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3.4cm"/>
    </style:style>
    <style:style style:name="gr24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3.3cm"/>
    </style:style>
    <style:style style:name="gr25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3.2cm"/>
    </style:style>
    <style:style style:name="gr26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3.1cm"/>
    </style:style>
    <style:style style:name="gr27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3cm"/>
    </style:style>
    <style:style style:name="gr28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2.9cm"/>
    </style:style>
    <style:style style:name="gr29" style:family="graphic" style:parent-style-name="standard">
      <style:graphic-properties svg:stroke-color="#00ae00" draw:fill="none" draw:textarea-horizontal-align="justify" draw:textarea-vertical-align="middle" draw:auto-grow-height="false" fo:min-height="0.05cm" fo:min-width="2.8cm"/>
    </style:style>
    <style:style style:name="gr30" style:family="graphic" style:parent-style-name="standard">
      <style:graphic-properties draw:fill="none" draw:textarea-vertical-align="middle" draw:auto-grow-height="false" fo:min-height="2.594cm" fo:min-width="0cm"/>
    </style:style>
    <style:style style:name="gr31" style:family="graphic" style:parent-style-name="standard">
      <style:graphic-properties draw:fill="none" draw:textarea-vertical-align="middle" draw:auto-grow-height="false" fo:min-height="1.361cm" fo:min-width="0cm"/>
    </style:style>
    <style:style style:name="gr32" style:family="graphic" style:parent-style-name="standard">
      <style:graphic-properties draw:fill="none" draw:textarea-vertical-align="middle" draw:auto-grow-height="false" fo:min-height="1.077cm" fo:min-width="0cm"/>
    </style:style>
    <style:style style:name="gr33" style:family="graphic" style:parent-style-name="standard">
      <style:graphic-properties draw:fill="none" draw:textarea-vertical-align="middle" draw:auto-grow-height="false" fo:min-height="0.603cm" fo:min-width="0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0000ff" fo:font-size="18pt" style:font-size-asian="18pt" style:font-size-complex="18pt"/>
    </style:style>
    <style:style style:name="P4" style:family="paragraph">
      <loext:graphic-properties draw:fill="none" draw:fill-color="#ffffff"/>
      <style:text-properties fo:color="#0000ff" fo:font-size="18pt" style:font-size-asian="18pt" style:font-size-complex="18pt"/>
    </style:style>
    <style:style style:name="P5" style:family="paragraph">
      <style:text-properties fo:color="#00ae00"/>
    </style:style>
    <style:style style:name="P6" style:family="paragraph">
      <loext:graphic-properties draw:fill="none" draw:fill-color="#ffffff"/>
      <style:text-properties fo:color="#00ae00"/>
    </style:style>
    <style:style style:name="T1" style:family="text">
      <style:text-properties fo:color="#0000ff" fo:font-size="18pt" style:font-size-asian="18pt" style:font-size-complex="18pt"/>
    </style:style>
    <style:style style:name="T2" style:family="text">
      <style:text-properties fo:color="#00ae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3cm" svg:height="6.3cm" svg:x="0.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9cm" svg:y1="7.2cm" svg:x2="7.1cm" svg:y2="7.2cm">
          <text:p/>
        </draw:line>
        <draw:line draw:style-name="gr2" draw:text-style-name="P1" draw:layer="layout" svg:x1="0.9cm" svg:y1="6cm" svg:x2="7.1cm" svg:y2="6cm">
          <text:p/>
        </draw:line>
        <draw:line draw:style-name="gr2" draw:text-style-name="P1" draw:layer="layout" svg:x1="0.9cm" svg:y1="4.2cm" svg:x2="7.1cm" svg:y2="4.2cm">
          <text:p/>
        </draw:line>
        <draw:frame draw:style-name="gr3" draw:text-style-name="P2" draw:layer="layout" svg:width="1.907cm" svg:height="0.962cm" svg:x="2.9cm" svg:y="7.3cm">
          <draw:text-box>
            <text:p>eiger</text:p>
          </draw:text-box>
        </draw:frame>
        <draw:frame draw:style-name="gr4" draw:text-style-name="P2" draw:layer="layout" svg:width="1.594cm" svg:height="0.962cm" svg:x="3.001cm" svg:y="6.1cm">
          <draw:text-box>
            <text:p>titlis</text:p>
          </draw:text-box>
        </draw:frame>
        <draw:frame draw:style-name="gr5" draw:text-style-name="P2" draw:layer="layout" svg:width="2.229cm" svg:height="0.962cm" svg:x="2.801cm" svg:y="4.6cm">
          <draw:text-box>
            <text:p>castor</text:p>
          </draw:text-box>
        </draw:frame>
        <draw:frame draw:style-name="gr6" draw:text-style-name="P2" draw:layer="layout" svg:width="2.085cm" svg:height="0.962cm" svg:x="2.901cm" svg:y="2.6cm">
          <draw:text-box>
            <text:p>speer</text:p>
          </draw:text-box>
        </draw:frame>
        <draw:frame draw:style-name="gr7" draw:text-style-name="P4" draw:layer="layout" svg:width="3.211cm" svg:height="0.962cm" svg:x="2.5cm" svg:y="0.6cm">
          <draw:text-box>
            <text:p text:style-name="P3"><text:span text:style-name="T1">Machines</text:span></text:p>
          </draw:text-box>
        </draw:frame>
        <draw:frame draw:style-name="gr7" draw:text-style-name="P6" draw:layer="layout" svg:width="1.84cm" svg:height="0.962cm" svg:x="10.7cm" svg:y="0.6cm">
          <draw:text-box>
            <text:p text:style-name="P5"><text:span text:style-name="T2">Jobs</text:span></text:p>
          </draw:text-box>
        </draw:frame>
        <draw:custom-shape draw:style-name="gr8" draw:text-style-name="P1" draw:layer="layout" svg:width="5.4cm" svg:height="0.3cm" svg:x="9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3cm" svg:height="0.3cm" svg:x="9cm" svg:y="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2cm" svg:height="0.3cm" svg:x="9cm" svg:y="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1cm" svg:height="0.3cm" svg:x="9cm" svg:y="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cm" svg:height="0.3cm" svg:x="9cm" svg:y="3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9cm" svg:height="0.3cm" svg:x="9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8cm" svg:height="0.3cm" svg:x="9cm" svg:y="3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7cm" svg:height="0.3cm" svg:x="9cm" svg:y="4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6cm" svg:height="0.3cm" svg:x="9cm" svg:y="4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5cm" svg:height="0.3cm" svg:x="9cm" svg:y="4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0.3cm" svg:x="9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3cm" svg:height="0.3cm" svg:x="9cm" svg:y="5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2cm" svg:height="0.3cm" svg:x="9cm" svg:y="5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1cm" svg:height="0.3cm" svg:x="9cm" svg:y="5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cm" svg:height="0.3cm" svg:x="9cm" svg:y="6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9cm" svg:height="0.3cm" svg:x="9cm" svg:y="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8cm" svg:height="0.3cm" svg:x="9cm" svg:y="6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7cm" svg:height="0.3cm" svg:x="9cm" svg:y="7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.6cm" svg:height="0.3cm" svg:x="9cm" svg:y="7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5cm" svg:height="0.3cm" svg:x="9cm" svg:y="7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4cm" svg:height="0.3cm" svg:x="9cm" svg:y="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3cm" svg:height="0.3cm" svg:x="9cm" svg:y="8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3cm" svg:height="0.3cm" svg:x="9cm" svg:y="8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3cm" svg:height="0.3cm" svg:x="9cm" svg:y="8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cm" svg:height="3cm" svg:x="8.6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1" draw:text-style-name="P1" draw:layer="layout" svg:width="0.3cm" svg:height="1.699cm" svg:x="8.601cm" svg:y="5.1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2" draw:text-style-name="P1" draw:layer="layout" svg:width="0.3cm" svg:height="1.399cm" svg:x="8.602cm" svg:y="6.9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3" draw:text-style-name="P1" draw:layer="layout" svg:width="0.3cm" svg:height="0.899cm" svg:x="8.603cm" svg:y="8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4" draw:text-style-name="P1" draw:layer="layout" svg:x1="8.6cm" svg:y1="8.8cm" svg:x2="7.1cm" svg:y2="7.8cm">
          <text:p/>
        </draw:line>
        <draw:line draw:style-name="gr34" draw:text-style-name="P1" draw:layer="layout" svg:x1="8.6cm" svg:y1="7.6cm" svg:x2="7.1cm" svg:y2="6.6cm">
          <text:p/>
        </draw:line>
        <draw:line draw:style-name="gr34" draw:text-style-name="P1" draw:layer="layout" svg:x1="8.6cm" svg:y1="5.9cm" svg:x2="7.1cm" svg:y2="5.1cm">
          <text:p/>
        </draw:line>
        <draw:line draw:style-name="gr34" draw:text-style-name="P1" draw:layer="layout" svg:x1="8.6cm" svg:y1="3.5cm" svg:x2="7.1cm" svg:y2="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7-25T18:03:02.174068013</dc:date>
    <meta:editing-duration>PT11H49M50S</meta:editing-duration>
    <meta:editing-cycles>5</meta:editing-cycles>
    <meta:generator>LibreOffice/6.1.0.3$MacOSX_X86_64 LibreOffice_project/efb621ed25068d70781dc026f7e9c5187a4decd1</meta:generator>
    <meta:document-statistic meta:object-count="42"/>
  </office:meta>
</office:document-meta>
</file>